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50000031F0AFD6266.png" manifest:media-type="image/png"/>
  <manifest:file-entry manifest:full-path="Pictures/1000000100000306000002E1BD6066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8.724cm" draw:z-index="0"><draw:image xlink:href="Pictures/10000001000006150000031F0AFD6266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16.187cm" draw:z-index="0"><draw:image xlink:href="Pictures/1000000100000306000002E1BD6066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2" meta:object-count="0" meta:page-count="2" meta:paragraph-count="2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